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1563in" fo:margin-bottom="0.1563in" style:contextual-spacing="false" fo:line-height="150%" fo:orphans="2" fo:widows="2" fo:text-indent="0in" style:auto-text-indent="false"/>
      <style:text-properties fo:font-variant="normal" fo:text-transform="none" fo:color="#666666" loext:opacity="100%" style:font-name="Lato Extended" fo:letter-spacing="normal" fo:font-style="normal" fo:font-weight="normal"/>
    </style:style>
    <style:style style:name="P2" style:family="paragraph" style:parent-style-name="Heading_20_2">
      <style:paragraph-properties fo:margin-left="0in" fo:margin-right="0in" fo:margin-top="0.0626in" fo:margin-bottom="0.0626in" style:contextual-spacing="false" fo:line-height="150%" fo:orphans="2" fo:widows="2" fo:text-indent="0in" style:auto-text-indent="false"/>
      <style:text-properties fo:font-variant="normal" fo:text-transform="none" fo:color="#2d3b45" loext:opacity="100%" style:font-name="Lato Extended" fo:letter-spacing="normal" fo:font-style="normal" fo:font-weight="normal"/>
    </style:style>
    <style:style style:name="P3" style:family="paragraph" style:parent-style-name="Preformatted_20_Text">
      <style:paragraph-properties fo:margin-left="0in" fo:margin-right="0in" fo:margin-top="0in" fo:margin-bottom="0.1252in" style:contextual-spacing="false" fo:line-height="120%" fo:orphans="2" fo:widows="2" fo:text-indent="0in" style:auto-text-indent="false" fo:padding="0in" fo:border="none"/>
      <style:text-properties fo:font-variant="normal" fo:text-transform="none" fo:color="#2d3b45" loext:opacity="100%" style:font-name="Monaco" fo:letter-spacing="normal" fo:font-style="normal" fo:font-weight="normal"/>
    </style:style>
    <style:style style:name="P4" style:family="paragraph" style:parent-style-name="Preformatted_20_Text">
      <style:paragraph-properties fo:margin-top="0in" fo:margin-bottom="0.1252in" style:contextual-spacing="false" fo:line-height="120%" fo:orphans="2" fo:widows="2" fo:padding="0in" fo:border="none"/>
      <style:text-properties fo:font-variant="normal" fo:text-transform="none" fo:color="#2d3b45" loext:opacity="100%" style:font-name="Monaco" fo:letter-spacing="normal" fo:font-style="normal" fo:font-weight="normal"/>
    </style:style>
    <style:style style:name="P5" style:family="paragraph" style:parent-style-name="Preformatted_20_Text">
      <style:paragraph-properties fo:margin-top="0in" fo:margin-bottom="0.1252in" style:contextual-spacing="false" fo:line-height="120%" fo:orphans="2" fo:widows="2" fo:padding="0in" fo:border="none"/>
      <style:text-properties fo:font-variant="normal" fo:text-transform="none" fo:color="#2d3b45" loext:opacity="100%" fo:letter-spacing="normal"/>
    </style:style>
    <style:style style:name="P6" style:family="paragraph" style:parent-style-name="Text_20_body">
      <style:paragraph-properties fo:margin-left="0in" fo:margin-right="0in" fo:margin-top="0.1252in" fo:margin-bottom="0.1252in" style:contextual-spacing="false" fo:line-height="150%" fo:orphans="2" fo:widows="2" fo:text-indent="0in" style:auto-text-indent="false"/>
    </style:style>
    <style:style style:name="P7" style:family="paragraph" style:parent-style-name="Text_20_body" style:list-style-name="L1">
      <style:paragraph-properties fo:margin-top="0in" fo:margin-bottom="0.0626in" style:contextual-spacing="false" fo:line-height="150%" fo:orphans="2" fo:widows="2" fo:padding="0in" fo:border="none"/>
    </style:style>
    <style:style style:name="P8"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normal" fo:font-weight="normal"/>
    </style:style>
    <style:style style:name="P9" style:family="paragraph" style:parent-style-name="Text_20_body" style:list-style-name="L1">
      <style:paragraph-properties fo:margin-top="0in" fo:margin-bottom="0.0626in" style:contextual-spacing="false" fo:orphans="2" fo:widows="2" fo:padding="0in" fo:border="none"/>
      <style:text-properties fo:font-variant="normal" fo:text-transform="none" fo:color="#2d3b45" loext:opacity="100%" style:font-name="Lato Extended" fo:font-size="12pt" fo:letter-spacing="normal" fo:font-style="normal" fo:font-weight="normal"/>
    </style:style>
    <style:style style:name="P10"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italic" fo:font-weight="normal"/>
    </style:style>
    <style:style style:name="P11" style:family="paragraph" style:parent-style-name="Text_20_body" style:list-style-name="L1">
      <style:paragraph-properties fo:margin-left="0.052in" fo:margin-right="0in" fo:margin-top="0in" fo:margin-bottom="0.0626in" style:contextual-spacing="false" fo:orphans="2" fo:widows="2" fo:text-indent="0in" style:auto-text-indent="false" fo:padding="0in" fo:border="none"/>
    </style:style>
    <style:style style:name="P12" style:family="paragraph" style:parent-style-name="Text_20_body" style:list-style-name="L1">
      <style:paragraph-properties fo:margin-top="0in" fo:margin-bottom="0.0626in" style:contextual-spacing="false" fo:orphans="2" fo:widows="2" fo:padding="0in" fo:border="none"/>
    </style:style>
    <style:style style:name="T1" style:family="text">
      <style:text-properties style:font-name="Monaco" fo:font-style="normal" fo:font-weight="normal"/>
    </style:style>
    <style:style style:name="T2" style:family="text">
      <style:text-properties fo:font-variant="normal" fo:text-transform="none" fo:color="#2d3b45" loext:opacity="100%" style:font-name="Lato Extended" fo:font-size="12pt" fo:letter-spacing="normal" fo:font-style="normal" fo:font-weight="normal"/>
    </style:style>
    <style:style style:name="T3" style:family="text">
      <style:text-properties fo:font-variant="normal" fo:text-transform="none" fo:color="#2d3b45" loext:opacity="100%" style:font-name="Lato Extended" fo:font-size="12pt" fo:letter-spacing="normal" fo:font-style="normal" fo:font-weight="bold"/>
    </style:style>
    <style:style style:name="T4"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2d3b45" loext:opacity="100%" style:font-name="Lato Extended" fo:font-size="12pt" fo:letter-spacing="normal" fo:font-style="italic" fo:font-weight="normal"/>
    </style:style>
    <style:style style:name="T6" style:family="text">
      <style:text-properties fo:font-variant="normal" fo:text-transform="none" fo:color="#e0061f" loext:opacity="100%" style:font-name="Monaco" fo:font-size="9.75pt" fo:letter-spacing="normal" fo:font-style="normal" fo:font-weight="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readth First Algorithms</text:h>
      <text:p text:style-name="P6"><text:span text:style-name="T2">In the last lesson, we used a depth-first algorithm to determine if a target node in our friendship network is reachable from a starting node. In this lesson, we'll test and write a </text:span><text:span text:style-name="Source_20_Text"><text:span text:style-name="T6">Graph.prototype.breadthFirstReachable()</text:span></text:span><text:span text:style-name="T2"> method. This method will do the exact same thing as our </text:span><text:span text:style-name="Source_20_Text"><text:span text:style-name="T6">Graph.prototype.depthFirstReachable()</text:span></text:span><text:span text:style-name="T2"> method. The only difference is how the method will work. Instead of using a depth-first search, the method will use a breadth-first search.</text:span></text:p>
      <text:p text:style-name="P6"><text:span text:style-name="T2">This will feel a little bit different than our usual TDD process because we will use the exact same tests that we used in the last lesson. In other words, our tests are already written for us! Go ahead and create a </text:span><text:span text:style-name="Source_20_Text"><text:span text:style-name="T6">bfs.test.js</text:span></text:span><text:span text:style-name="T2"> file in __tests__ with the exact same tests that are in the </text:span><text:span text:style-name="Source_20_Text"><text:span text:style-name="T6">dfs.test.js</text:span></text:span><text:span text:style-name="T2"> file. Then update the name of the </text:span><text:span text:style-name="Source_20_Text"><text:span text:style-name="T6">Graph.prototype.depthFirstReachable()</text:span></text:span><text:span text:style-name="T2"> method to </text:span><text:span text:style-name="Source_20_Text"><text:span text:style-name="T6">Graph.prototype.breadthFirstReachable()</text:span></text:span><text:span text:style-name="T2">. Our goal here is just to verify that everything in our method works correctly as we won't get tests passing one at a time. That's because the method itself is extremely similar to the one we wrote in the last lesson.</text:span></text:p>
      <text:p text:style-name="P8">The only difference is that we'll use a queue instead of a stack. That means each time we add new nodes to traverse, they will go to the end of the queue instead of the top of the stack. We will still evaluate the first element in the collection - but because it's a queue (and new items are being pushed to the end of the queue), this will be first-in, first-out (FIFO) instead of last-in, first-out (LIFO).</text:p>
      <text:p text:style-name="P8">Here's the full updated method:</text:p>
      <text:p text:style-name="P10">src/bfs.js</text:p>
      <text:p text:style-name="P3">breadthFirstReachable(startingNode, targetNode) {</text:p>
      <text:p text:style-name="P5">    <text:span text:style-name="T1">if ((!this.adjacencyList.has(startingNode)) || (!this.adjacencyList.has(targetNode))) {</text:span></text:p>
      <text:p text:style-name="P5">      <text:span text:style-name="T1">return false;</text:span></text:p>
      <text:p text:style-name="P5">    <text:span text:style-name="T1">}</text:span></text:p>
      <text:p text:style-name="P5">    <text:span text:style-name="T1">let queue = [startingNode];</text:span></text:p>
      <text:p text:style-name="P5">    <text:span text:style-name="T1">let traversedNodes = new Set();</text:span></text:p>
      <text:p text:style-name="P5"><text:soft-page-break/>    <text:span text:style-name="T1">while (queue.length) {</text:span></text:p>
      <text:p text:style-name="P5">      <text:span text:style-name="T1">const currentNode = queue.shift();</text:span></text:p>
      <text:p text:style-name="P5">      <text:span text:style-name="T1">if (currentNode === targetNode) {</text:span></text:p>
      <text:p text:style-name="P5">        <text:span text:style-name="T1">return true;</text:span></text:p>
      <text:p text:style-name="P5">      <text:span text:style-name="T1">} else {</text:span></text:p>
      <text:p text:style-name="P5">        <text:span text:style-name="T1">traversedNodes.add(currentNode);</text:span></text:p>
      <text:p text:style-name="P5">        <text:span text:style-name="T1">const adjacencyList = this.adjacencyList.get(currentNode);</text:span></text:p>
      <text:p text:style-name="P5">        <text:span text:style-name="T1">adjacencyList.forEach(function(node) {</text:span></text:p>
      <text:p text:style-name="P5">          <text:span text:style-name="T1">if (!traversedNodes.has(node)) {</text:span></text:p>
      <text:p text:style-name="P5">            <text:span text:style-name="T1">queue.push(node);</text:span></text:p>
      <text:p text:style-name="P5">          <text:span text:style-name="T1">}</text:span></text:p>
      <text:p text:style-name="P5">        <text:span text:style-name="T1">});</text:span></text:p>
      <text:p text:style-name="P5">      <text:span text:style-name="T1">}</text:span></text:p>
      <text:p text:style-name="P5">    <text:span text:style-name="T1">}</text:span></text:p>
      <text:p text:style-name="P5">    <text:span text:style-name="T1">return false;</text:span></text:p>
      <text:p text:style-name="P5">  <text:span text:style-name="T1">}</text:span></text:p>
      <text:p text:style-name="P8">The first three lines in the method look exactly the same as our previous method:</text:p>
      <text:p text:style-name="P3">if ((!this.adjacencyList.has(startingNode)) || (!this.adjacencyList.has(targetNode))) {</text:p>
      <text:p text:style-name="P5">  <text:span text:style-name="T1">return false;</text:span></text:p>
      <text:p text:style-name="P4">}</text:p>
      <text:p text:style-name="P6"><text:span text:style-name="T2">This just ensures that both the </text:span><text:span text:style-name="Source_20_Text"><text:span text:style-name="T6">startingNode</text:span></text:span><text:span text:style-name="T2"> and the </text:span><text:span text:style-name="Source_20_Text"><text:span text:style-name="T6">targetNode</text:span></text:span><text:span text:style-name="T2"> exist in the graph and will get our first two tests passing. Once again, we don't want the overhead of doing a search algorithm if we can quickly determine whether a node exists in the list or not (which has O(1) time).</text:span></text:p>
      <text:p text:style-name="P8">Now let's take a look at the very subtle difference between DFS and BFS:</text:p>
      <text:p text:style-name="P10">src/bfs.js</text:p>
      <text:p text:style-name="P3">...</text:p>
      <text:p text:style-name="P5">  <text:span text:style-name="T1">let queue = [startingNode];</text:span></text:p>
      <text:p text:style-name="P5"><text:soft-page-break/>  <text:span text:style-name="T1">let traversedNodes = new Set();</text:span></text:p>
      <text:p text:style-name="P5">  <text:span text:style-name="T1">while (queue.length) {</text:span></text:p>
      <text:p text:style-name="P5">    <text:span text:style-name="T1">const currentNode = queue.shift();</text:span></text:p>
      <text:p text:style-name="P5">    <text:span text:style-name="T1">if (currentNode === targetNode) {</text:span></text:p>
      <text:p text:style-name="P5">      <text:span text:style-name="T1">return true;</text:span></text:p>
      <text:p text:style-name="P5">    <text:span text:style-name="T1">} else {</text:span></text:p>
      <text:p text:style-name="P5">      <text:span text:style-name="T1">traversedNodes.add(currentNode);</text:span></text:p>
      <text:p text:style-name="P5">      <text:span text:style-name="T1">const adjacencyList = this.adjacencyList.get(currentNode);</text:span></text:p>
      <text:p text:style-name="P5">      <text:span text:style-name="T1">adjacencyList.forEach(function(node) {</text:span></text:p>
      <text:p text:style-name="P5">        <text:span text:style-name="T1">if (!traversedNodes.has(node)) {</text:span></text:p>
      <text:p text:style-name="P5">          <text:span text:style-name="T1">queue.push(node);</text:span></text:p>
      <text:p text:style-name="P5">        <text:span text:style-name="T1">}</text:span></text:p>
      <text:p text:style-name="P5">      <text:span text:style-name="T1">});</text:span></text:p>
      <text:p text:style-name="P5">    <text:span text:style-name="T1">}</text:span></text:p>
      <text:p text:style-name="P5">  <text:span text:style-name="T1">}</text:span></text:p>
      <text:p text:style-name="P5">  <text:span text:style-name="T1">return false;</text:span></text:p>
      <text:p text:style-name="P4">}</text:p>
      <text:p text:style-name="P4">...</text:p>
      <text:p text:style-name="P8">Other than the fact that we changed the name of our collection from stack to queue, there is only one small change in the method. Can you find it?</text:p>
      <text:p text:style-name="P8">The only difference is inside our inner loop when we do the following:</text:p>
      <text:p text:style-name="P3">queue.push(node);</text:p>
      <text:p text:style-name="P8">Meanwhile, in the last lesson, we did the following instead:</text:p>
      <text:p text:style-name="P3">stack.unshift(node);</text:p>
      <text:p text:style-name="P8">In both algorithms, we always traverse the first element in the collection each iteration through the loop. The difference is that when we add new elements to the queue, they go to the end of the collection, which means they will be traversed last (a breadth-first search). Meanwhile, with the stack, they go to the beginning of the collection, which means they will be traversed first (a depth-first search).</text:p>
      <text:p text:style-name="P8"><text:soft-page-break/>That is really the only difference between a DFS and a BFS. Despite that fact, the order at which items are traversed can make a huge impact on the overall efficiency of an algorithm. For instance, if we knew there was a high probability that a node is a friend or a friend of a friend, we probably won't want to do a DFS. Instead, we could just use a BFS to first check all friends and then check all friends of friends.</text:p>
      <text:p text:style-name="P8">Now that we've learned the basics of DFS and BFS, we're well on our way to having a basic understanding of graphs and how we can traverse them. We also have some new problem-solving tools to work with. In addition to our knowledge of two new algorithms (DFS and BFS), we can also see how we can use queues and stacks, two different data structures, to solve different kinds of problems. Whether that is using JavaScript's event loop or writing an algorithm, these data structures are absolutely essential.</text:p>
      <text:h text:style-name="P2" text:outline-level="2">Practice</text:h>
      <text:p text:style-name="P8">Now that we've learned the basics of graph theory, it's time to practice! First, walk through all the examples in the graph theory lessons and code along if you haven't already. Once you are done, you are ready for some additional challenges.</text:p>
      <text:list xml:id="list3074970888" text:style-name="L1">
        <text:list-item>
          <text:p text:style-name="P11"><text:span text:style-name="T2">Create an application that shows connections in a </text:span><text:span text:style-name="Strong_20_Emphasis"><text:span text:style-name="T3">directed</text:span></text:span><text:span text:style-name="T2"> graph. To do this, create an application with ten nodes which are all locations. They could be locations for your hometown, for a mythical realm, or for an imaginary city. First, use </text:span><text:a xlink:type="simple" xlink:href="http://draw.io/" office:target-frame-name="_blank" xlink:show="new" text:style-name="Internet_20_link" text:visited-style-name="Visited_20_Internet_20_Link"><text:span text:style-name="T4">draw.io</text:span></text:a><draw:frame draw:style-name="fr1" draw:name="Frame1" text:anchor-type="char" svg:width="0.0161in" draw:z-index="0"><draw:text-box fo:min-height="0.0161in"><text:p text:style-name="Text_20_body">Links to an external site.</text:p></draw:text-box></draw:frame><text:span text:style-name="T2"> to draw your graph. Add nodes that are both one-way and two-way. (There are both one-way and two-way arrows in </text:span><text:a xlink:type="simple" xlink:href="https://www.draw.io/" office:target-frame-name="_blank" xlink:show="new" text:style-name="Internet_20_link" text:visited-style-name="Visited_20_Internet_20_Link"><text:span text:style-name="T4">draw.io</text:span></text:a><draw:frame draw:style-name="fr1" draw:name="Frame2" text:anchor-type="char" svg:width="0.0161in" draw:z-index="1"><draw:text-box fo:min-height="0.0161in"><text:p text:style-name="Text_20_body">Links to an external site.</text:p></draw:text-box></draw:frame><text:span text:style-name="T2">.) Make sure that some nodes are unreachable to others.</text:span></text:p>
        </text:list-item>
        <text:list-item>
          <text:p text:style-name="P7"><text:span text:style-name="T2">Once you have completed your diagram, you will need to make some updates to your code. For instance, the </text:span><text:span text:style-name="Source_20_Text"><text:span text:style-name="T6">Graph.prototype.addNode()</text:span></text:span><text:span text:style-name="T2"> method we wrote is undirected. You can update this method or add additional methods such as </text:span><text:span text:style-name="Source_20_Text"><text:span text:style-name="T6">Graph.prototype.addDirectedEdge()</text:span></text:span><text:span text:style-name="T2"> and </text:span><text:span text:style-name="Source_20_Text"><text:span text:style-name="T6">Graph.prototype.addUndirectedEdge()</text:span></text:span><text:span text:style-name="T2">. It's up to you to determine how you want to implement a directed graph application. Just make sure to use TDD.</text:span></text:p>
        </text:list-item>
        <text:list-item>
          <text:p text:style-name="P9">Add a counter to determine how many steps it takes to traverse the entire graph using both BFS and DFS.</text:p>
        </text:list-item>
        <text:list-item>
          <text:p text:style-name="P12"><text:span text:style-name="Strong_20_Emphasis"><text:span text:style-name="T3">More challenging: </text:span></text:span><text:span text:style-name="T2">Try writing recursive versions of your DFS and BFS algorithms.</text:span></text:p>
        </text:list-item>
        <text:list-item>
          <text:p text:style-name="P7"><text:span text:style-name="Strong_20_Emphasis"><text:span text:style-name="T3">Difficult: </text:span></text:span><text:span text:style-name="T2">Write a </text:span><text:span text:style-name="Source_20_Text"><text:span text:style-name="T6">Graph.prototype.shortestPath()</text:span></text:span><text:span text:style-name="T2"> method to determine the </text:span><text:span text:style-name="T5">shortest path</text:span><text:span text:style-name="T2"> between one node and another. The method should return </text:span><text:soft-page-break/><text:span text:style-name="T2">the path (the nodes traversed) to get from the starting node to the targeted node.</text:span></text:p>
        </text:list-item>
        <text:list-item>
          <text:p text:style-name="P7"><text:span text:style-name="T2">Make the edges </text:span><text:span text:style-name="Strong_20_Emphasis"><text:span text:style-name="T3">weighted</text:span></text:span><text:span text:style-name="T2">. Each edge should now have a value associated with it that represents the distance between the two nodes. To do this, create an </text:span><text:span text:style-name="Source_20_Text"><text:span text:style-name="T6">Edge</text:span></text:span><text:span text:style-name="T2"> class. Each instantiated edge should have a </text:span><text:span text:style-name="Source_20_Text"><text:span text:style-name="T6">distance</text:span></text:span><text:span text:style-name="T2"> property. When calculating the shortest path, your </text:span><text:span text:style-name="Source_20_Text"><text:span text:style-name="T6">Graph.prototype.shortestPath()</text:span></text:span><text:span text:style-name="T2"> method should take into account these distances.</text:span></text:p>
        </text:list-item>
        <text:list-item>
          <text:p text:style-name="P7"><text:span text:style-name="T2">Finally, create a </text:span><text:span text:style-name="Source_20_Text"><text:span text:style-name="T6">Graph.prototype.allPaths()</text:span></text:span><text:span text:style-name="T2"> method that returns all paths - similar to what we might see with an application like Google Maps. Once again, this should return the paths between the starting node and the target node. The difference is that all the potential paths can be returned. Sort these paths from shortest to longest.</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5:31:24.597017765</meta:creation-date>
    <dc:date>2023-09-28T15:32:02.439530654</dc:date>
    <meta:editing-duration>PT38S</meta:editing-duration>
    <meta:editing-cycles>1</meta:editing-cycles>
    <meta:document-statistic meta:table-count="0" meta:image-count="0" meta:object-count="0" meta:page-count="5" meta:paragraph-count="74" meta:word-count="1113" meta:character-count="7087" meta:non-whitespace-character-count="5839"/>
    <meta:generator>LibreOffice/7.3.7.2$Linux_X86_64 LibreOffice_project/30$Build-2</meta:generator>
  </office:meta>
</office:document-meta>
</file>